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2pt" style:font-size-asian="12pt" style:font-size-complex="12pt"/>
    </style:style>
    <style:style style:name="T3" style:family="text">
      <style:text-properties style:font-name="Nimbus Sans L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68 : tempname built-i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011-08-09</text:p>
      <text:p text:style-name="P2"/>
      <text:p text:style-name="P1"/>
      <text:h text:style-name="P7" text:outline-level="3">Abstract</text:h>
      <text:p text:style-name="P1">Add a scilab function to create a temporary filename in TMPDIR</text:p>
      <text:p text:style-name="P1"/>
      <text:h text:style-name="P7" text:outline-level="3"><text:span text:style-name="Teletype"><text:span text:style-name="T2">Calling Sequence</text:span></text:span></text:h>
      <text:p text:style-name="P3"><text:span text:style-name="Teletype"><text:span text:style-name="T2">tmp_name = tempname([prefix])</text:span></text:span></text:p>
      <text:p text:style-name="P3"><text:span text:style-name="Teletype"><text:span text:style-name="T2"/></text:span></text:p>
      <text:p text:style-name="P3"><text:span text:style-name="Teletype"><text:span text:style-name="T3">Arguments</text:span></text:span></text:p>
      <text:p text:style-name="P3"><text:span text:style-name="Teletype"><text:span text:style-name="T2">tmp_name: returned a filename created in TMPDIR (a string)</text:span></text:span></text:p>
      <text:p text:style-name="P3"><text:span text:style-name="Teletype"><text:span text:style-name="T2">prefix : prefix of filename </text:span></text:span></text:p>
      <text:p text:style-name="P3"><text:span text:style-name="Teletype"><text:span text:style-name="T2">(On Windows, due to a limitation 3 characters maximum are accepted).</text:span></text:span></text:p>
      <text:p text:style-name="P3"><text:span text:style-name="Teletype"><text:span text:style-name="T2"/></text:span></text:p>
      <text:p text:style-name="P3"><text:span text:style-name="Teletype"><text:span text:style-name="T3">Description</text:span></text:span></text:p>
      <text:p text:style-name="P3"><text:span text:style-name="Teletype"><text:span text:style-name="T2">Creates a file with a unique filename in the TMPDIR directory.</text:span></text:span></text:p>
      <text:p text:style-name="P3"><text:span text:style-name="Teletype"><text:span text:style-name="T2">tmp_nam = tempname() returns a unique string, tmp_nam, suitable for use as a temporary filename.</text:span></text:span></text:p>
      <text:p text:style-name="P3"><text:span text:style-name="Teletype"><text:span text:style-name="T2"/></text:span></text:p>
      <text:p text:style-name="P3"><text:span text:style-name="Teletype"><text:span text:style-name="T2">Based on native functions :</text:span></text:span></text:p>
      <text:p text:style-name="P3"><text:span text:style-name="Teletype"><text:span text:style-name="T2">mkstemp : </text:span></text:span><text:a xlink:type="simple" xlink:href="http://pubs.opengroup.org/onlinepubs/009695399/functions/mkstemp.html"><text:span text:style-name="Teletype"><text:span text:style-name="T2">http://pubs.opengroup.org/onlinepubs/009695399/functions/mkstemp.html</text:span></text:span></text:a><text:span text:style-name="Teletype"><text:span text:style-name="T2"> </text:span></text:span></text:p>
      <text:p text:style-name="P3"><text:span text:style-name="Teletype"><text:span text:style-name="T2">GetTempFileName : </text:span></text:span><text:a xlink:type="simple" xlink:href="http://msdn.microsoft.com/en-us/library/aa364991(v=VS.85).aspx"><text:span text:style-name="Teletype"><text:span text:style-name="T2">http://msdn.microsoft.com/en-us/library/aa364991(v=VS.85).aspx</text:span></text:span></text:a><text:span text:style-name="Teletype"><text:span text:style-name="T2"> </text:span></text:span></text:p>
      <text:p text:style-name="P3"><text:span text:style-name="Teletype"><text:span text:style-name="T2"/></text:span></text:p>
      <text:p text:style-name="P3"><text:span text:style-name="Teletype"><text:span text:style-name="T2">internal function will be used to fix </text:span></text:span><text:a xlink:type="simple" xlink:href="http://bugzilla.scilab.org/show_bug.cgi?id=9614"><text:span text:style-name="Teletype"><text:span text:style-name="T2">http://bugzilla.scilab.org/show_bug.cgi?id=9614</text:span></text:span></text:a><text:span text:style-name="Teletype"><text:span text:style-name="T2"> </text:span></text:span></text:p>
      <text:p text:style-name="P1"><text:span text:style-name="Teletype"><text:span text:style-name="T2"/></text:span></text:p>
      <text:p text:style-name="P3"><text:span text:style-name="Teletype"><text:span text:style-name="T3">Examples</text:span></text:span></text:p>
      <text:p text:style-name="P1"><text:span text:style-name="Teletype"><text:span text:style-name="T2">F1 = tempname()</text:span></text:span></text:p>
      <text:p text:style-name="P1"><text:span text:style-name="Teletype"><text:span text:style-name="T2">isfile(F1)</text:span></text:span></text:p>
      <text:p text:style-name="P1"><text:span text:style-name="Teletype"><text:span text:style-name="T2"/></text:span></text:p>
      <text:p text:style-name="P1"><text:span text:style-name="Teletype"><text:span text:style-name="T2">F2 = tempname('TMP')</text:span></text:span></text:p>
      <text:p text:style-name="P1"><text:span text:style-name="Teletype"><text:span text:style-name="T2">isfile(F2)</text:span></text:span></text:p>
      <text:h text:style-name="P7" text:outline-level="3"><text:soft-page-break/>Changelog</text:h>
      <text:list xml:id="list7566296129409646925" text:style-name="L1">
        <text:list-item>
          <text:list>
            <text:list-item>
              <text:p text:style-name="P5"><text:span text:style-name="T1">– 2011-08-09 – Allan CORNET &lt;</text:span><text:a xlink:type="simple" xlink:href="mailto:clement.david@scilab.org"><text:span text:style-name="T1">a</text:span></text:a><text:span text:style-name="T1">llan.cornet@scilab.org&gt;</text:span>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" svg:font-family="Nimbus"/>
    <style:font-face style:name="StarSymbol" svg:font-family="StarSymbol"/>
    <style:font-face style:name="Nimbus Sans L1" svg:font-family="'Nimbus Sans L'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23</dc:date>
    <meta:editing-cycles>19</meta:editing-cycles>
    <meta:editing-duration>P1DT5H32M26S</meta:editing-duration>
    <dc:creator>Eric Gallager</dc:creator>
    <meta:document-statistic meta:table-count="0" meta:image-count="0" meta:object-count="0" meta:page-count="2" meta:paragraph-count="30" meta:word-count="123" meta:character-count="973"/>
    <meta:user-defined meta:name="Info 1"/>
    <meta:user-defined meta:name="Info 2"/>
    <meta:user-defined meta:name="Info 3"/>
    <meta:user-defined meta:name="Info 4"/>
  </office:meta>
</office:document-meta>
</file>